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Droid Sans Fallback" svg:font-family="'Droid Sans Fallback'" style:font-pitch="variable"/>
    <style:font-face style:name="FreeSans1" svg:font-family="FreeSans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09cm" table:align="left" fo:keep-with-next="always" style:writing-mode="lr-tb"/>
    </style:style>
    <style:style style:name="Table1.A" style:family="table-column">
      <style:table-column-properties style:column-width="3.231cm"/>
    </style:style>
    <style:style style:name="Table1.B" style:family="table-column">
      <style:table-column-properties style:column-width="3.27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1.B2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keep-with-next="always"/>
      <style:text-properties officeooo:paragraph-rsid="001af56b"/>
    </style:style>
    <style:style style:name="P2" style:family="paragraph" style:parent-style-name="Standard" style:master-page-name="">
      <style:paragraph-properties style:page-number="auto" fo:keep-with-next="always"/>
    </style:style>
    <style:style style:name="P3" style:family="paragraph" style:parent-style-name="Table_20_Contents">
      <style:paragraph-properties fo:keep-with-next="auto" text:number-lines="false" text:line-number="0" style:snap-to-layout-grid="false"/>
    </style:style>
    <style:style style:name="P4" style:family="paragraph" style:parent-style-name="Table_20_Contents">
      <style:paragraph-properties fo:keep-with-next="auto" style:snap-to-layout-grid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Table_20_Contents">
      <style:paragraph-properties text:number-lines="false" text:line-number="0" style:snap-to-layout-grid="false"/>
      <style:text-properties officeooo:rsid="001c2aa2" officeooo:paragraph-rsid="001c2aa2"/>
    </style:style>
    <style:style style:name="P7" style:family="paragraph" style:parent-style-name="Table_20_Contents">
      <style:paragraph-properties text:number-lines="false" text:line-number="0" style:snap-to-layout-grid="false"/>
      <style:text-properties fo:color="#00000a" style:font-name="Liberation Serif" fo:font-size="12pt" fo:language="zxx" fo:country="none" officeooo:rsid="001d2f86" officeooo:paragraph-rsid="001d2f86" style:letter-kerning="true" style:font-name-asian="Droid Sans Fallback" style:font-size-asian="12pt" style:language-asian="zh" style:country-asian="CN" style:font-name-complex="FreeSans1" style:font-size-complex="12pt" style:language-complex="hi" style:country-complex="IN"/>
    </style:style>
    <style:style style:name="P8" style:family="paragraph" style:parent-style-name="Table_20_Contents">
      <style:paragraph-properties fo:keep-with-next="auto" text:number-lines="false" text:line-number="0" style:snap-to-layout-grid="false"/>
    </style:style>
    <style:style style:name="T1" style:family="text">
      <style:text-properties officeooo:rsid="001af56b"/>
    </style:style>
    <style:style style:name="T2" style:family="text">
      <style:text-properties fo:color="#00000a" style:font-name="Liberation Serif" fo:font-size="12pt" fo:language="en" fo:country="US" officeooo:rsid="001af56b" style:letter-kerning="true" style:font-name-asian="Droid Sans Fallback" style:font-size-asian="12pt" style:language-asian="zh" style:country-asian="CN" style:font-name-complex="FreeSans1" style:font-size-complex="12pt" style:language-complex="hi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mulate table settings – keep with next paragraph (marking every row as keep with next paragraph).</text:p>
      <text:p text:style-name="Standard">MS formats do not have the ability to set these on the table itself, so it has to be emulated.</text:p>
      <text:p text:style-name="Standard"/>
      <text:p text:style-name="Standard">This is a normal paragraph.</text:p>
      <text:p text:style-name="Standard"/>
      <text:p text:style-name="P1"><text:soft-page-break/><text:span text:style-name="T1">KeepWith</text:span><text:span text:style-name="T2">N</text:span><text:span text:style-name="T1">ext</text:span></text:p>
      <text:p text:style-name="P2">This paragraph is marked to keep with next - so it must stick with the table.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 table:style-name="Table1.1">
            <table:table-cell table:style-name="Table1.A1" office:value-type="string">
              <text:p text:style-name="P3">Header cell</text:p>
            </table:table-cell>
            <table:table-cell table:style-name="Table1.B1" office:value-type="string">
              <text:p text:style-name="P4">repeats per pag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">Cell 1</text:p>
            <text:p text:style-name="P6">What</text:p>
            <text:p text:style-name="P6">happens</text:p>
            <text:p text:style-name="P6">if</text:p>
            <text:p text:style-name="P6">the</text:p>
            <text:p text:style-name="P6">only</text:p>
            <text:p text:style-name="P7">row</text:p>
            <text:p text:style-name="P6">in</text:p>
            <text:p text:style-name="P6">the</text:p>
            <text:p text:style-name="P6">keep-with-next</text:p>
            <text:p text:style-name="P6">emulated</text:p>
            <text:p text:style-name="P6">table</text:p>
            <text:p text:style-name="P6">is</text:p>
            <text:p text:style-name="P6">too</text:p>
            <text:p text:style-name="P6">big</text:p>
            <text:p text:style-name="P6">to</text:p>
            <text:p text:style-name="P6">fit</text:p>
            <text:p text:style-name="P6">on</text:p>
            <text:p text:style-name="P6">one</text:p>
            <text:p text:style-name="P6">screen</text:p>
            <text:p text:style-name="P6">???</text:p>
            <text:p text:style-name="P6">???</text:p>
            <text:p text:style-name="P6">???</text:p>
            <text:p text:style-name="P6"/>
          </table:table-cell>
          <table:table-cell table:style-name="Table1.B2" office:value-type="string">
            <text:p text:style-name="P4"/>
          </table:table-cell>
        </table:table-row>
      </table:table>
      <text:p text:style-name="Standard"><text:soft-page-break/>Multi-row table should stay connected to this paragrap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Droid Sans Fallback" svg:font-family="'Droid Sans Fallback'" style:font-pitch="variable"/>
    <style:font-face style:name="FreeSans1" svg:font-family="FreeSans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, 'Times New Roman'" style:font-family-generic="roman" style:font-pitch="variable" fo:font-size="12pt" fo:language="zxx" fo:country="none" style:letter-kerning="true" style:font-name-asian="Droid Sans Fallback" style:font-family-asian="'Droid Sans Fallback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roman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5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8-25T17:14:32</meta:creation-date>
    <dc:date>2020-05-07T12:05:06.174335724</dc:date>
    <meta:editing-cycles>13</meta:editing-cycles>
    <meta:editing-duration>PT1H45M18S</meta:editing-duration>
    <meta:print-date>1995-11-21T17:41:00</meta:print-date>
    <meta:generator>LibreOffice/6.4.2.2$Linux_X86_64 LibreOffice_project/40$Build-2</meta:generator>
    <meta:document-statistic meta:table-count="1" meta:image-count="0" meta:object-count="0" meta:page-count="4" meta:paragraph-count="31" meta:word-count="94" meta:character-count="484" meta:non-whitespace-character-count="420"/>
  </office:meta>
</office:document-meta>
</file>